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er.Waiter( SynchChannel s , boolean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WRITELOCK.READWRITELOCK( ReadWriteLockChannel sel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ADWRITELOCK.writeLock( SynchChannel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ADWRITELOCK.readLock( SynchChannel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ADWRITELOCK.ru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">
            <text:p text:style-name="Table_20_Contents">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READWRITELOCK.unlock( SynchChannel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